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1c1c1c" style:font-name="Source Sans Pro" fo:font-size="24pt" fo:letter-spacing="normal" fo:font-style="normal" fo:font-weight="normal"/>
    </style:style>
    <style:style style:name="P2" style:family="paragraph" style:parent-style-name="Text_20_body">
      <style:paragraph-properties fo:text-align="start" style:justify-single-word="false"/>
      <style:text-properties fo:font-variant="normal" fo:text-transform="none" fo:color="#1c1c1c" style:font-name="Tahoma"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635cm" loext:contextual-spacing="false" style:line-height-at-least="0.635cm" fo:orphans="2" fo:widows="2" fo:text-indent="0cm" style:auto-text-indent="false" fo:padding="0cm" fo:border="none"/>
      <style:text-properties fo:font-variant="normal" fo:text-transform="none" fo:color="#1c1c1c" style:font-name="Tahoma" fo:font-size="12pt" fo:letter-spacing="normal" fo:font-style="normal" fo:font-weight="normal" style:font-size-asian="12pt" style:font-size-complex="12pt"/>
    </style:style>
    <style:style style:name="T1" style:family="text">
      <style:text-properties style:font-name="Tahoma"/>
    </style:style>
    <style:style style:name="T2" style:family="text">
      <style:text-properties style:font-name="Tahoma" fo:font-size="12pt" style:font-size-asian="10.5pt" style:font-size-complex="12pt"/>
    </style:style>
    <style:style style:name="T3" style:family="text">
      <style:text-properties style:font-name="Tahoma" fo:font-size="12pt" style:font-size-asian="12pt" style:font-size-complex="12pt"/>
    </style:style>
    <style:style style:name="T4" style:family="text">
      <style:text-properties fo:color="#1c1c1c" style:font-name="Tahoma"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story-title"/>Rozdział 3 - Ciało i piwnica</text:h>
      <text:p text:style-name="P2">To był prawdziwy stalowy miecz i tarcza. Sklepikarz patrzył jakby szykował się do największej ekspedycji jego życia.</text:p>
      <text:p text:style-name="P3">- Zostałem profesorem-czarodziejem tylko z powodu tej piwnicy. Trzymałem ten miecz i tarczę, codziennie je polerowałem, bo nie wiedziałem kiedy tam pójdę. Złapali mnie, jak otwierałem wrota. Byłem już tak blisko tej zasranej dziury - walnął pięścią w stół - Minęło tyle lat... i teraz może mi się w końcu to udać. Ronaldzie. Czy pójdziesz ze mną odkryć największą tajemnicę uniwersytetu?</text:p>
      <text:p text:style-name="P3">- Emm - stał jak słup soli - no nie wiem.</text:p>
      <text:p text:style-name="P3">- Co? Jak to nie wiesz?! Nie jesteś ciekaw tego co tam jest?!</text:p>
      <text:p text:style-name="P3">Oczywiście że był ciekaw. Od zawsze tam chciał pójść, ale nigdy nie miał klucza. Teraz jednak gdy go ma, kończy prawie szkole. Jeszcze kilka miesięcy i miałby zdany egzamin KL-8, nie musiał by martwić się o przyszłą pracę. Czy naprawdę chce ryzykować szkołę dla jakiejś piwnicy?</text:p>
      <text:p text:style-name="P3">- Wchodzę w to - odpowiedział - Pod warunkiem, że jeśli się nie uda, nie wyrzucą mnie ze szkoły. Będziesz musiał ich wtedy przekonać.</text:p>
      <text:p text:style-name="P3">- Spróbuję. Natomiast ty, wracaj do uniwersytetu i wróć tu jutro. Ciemno już jest, jeszcze ktoś cię zobaczy. Ja wszystko przygotuje.</text:p>
      <text:p text:style-name="P3">Ronald wrócił pod Uniwersytet, i zastał tam tłum ludzi, którzy nie wyglądali tak jak kilkanaście minut temu. Byli zszokowani i przestraszeni, jakby zobaczyli ducha. Koncert musiał zostać przerwany przez jakąś nagłą sytuację, w końcu mieli do zagrania jeszcze sporo utworów. Do McDonalda podbiegł Tomasz, jego kolega z klasy.</text:p>
      <text:p text:style-name="P3">- Donald, nie uwierzysz co się stało. Znaleziono ciało!</text:p>
      <text:p text:style-name="P3">- Co? Jakie ciało? - odpowiedział, ciągle mając przed oczami sytuację ze złodziejem i nauczycielem - To ktoś z naszej klasy?</text:p>
      <text:p text:style-name="P3">- Nie, i chyba nawet nie ze szkoły. Nie poznałem go po twarzy, a ja mam dobrą pamięć.</text:p>
      <text:p text:style-name="P3">- Żyje?</text:p>
      <text:p text:style-name="P3"><text:soft-page-break/>- Wyskoczył z 5 piętra, zobacz - pokazał na rozbite okno pokoju nauczycielskiego - Nie miał raczej szans na przeżycie. Eh, i przez takich ludzi przerywają koncerty!</text:p>
      <text:p text:style-name="P3">Ronald doskonale wiedział, że jest to człowiek, w którego strzelił nauczyciel. Nie dziwne jest że zauważyli to po takim czasie, w końcu wszyscy byli skupieni na koncercie. Zastanawiała go tylko jedna rzecz - czemu żaden z nauczycieli nadal nie zapanował nad tłumem? Zwykle jak działo się coś nieprzewidzianego, rzucane było zaklęcie na masowy spokój, aby nikt nie wpadł w panikę. Czyżby to nie był zwykły złodziej? Nauczyciele nie byli przygotowani na coś takiego?</text:p>
      <text:p text:style-name="P3">Następnego dnia, od razu po wejściu do Uniwersytetu, McDonald zauważył dziwne zachowanie adeptów. Nie byli przestraszeni, zszokowani, czy bez chęci na nic. Szeptali coś do siebie, o nauczycielach, o wczorajszym incydencie, o piwnicy. Właśnie o piwnicy było najwięcej szeptów. Postanowił siedzieć cicho, w końcu nie musi wymyślać teorii. Wszystko widział. Podszedł do niego Tomasz, i po przywitaniu się, wyjaśnił wszelkie teorie o koncercie poprzedniego dnia. Większość adeptów myśli, że złodziej to były nauczyciel, który pisał listy miłosne do jednej profesor-czarodziejki ze szkoły. Odrzuciła je, dlatego wszedł on do pokoju nauczycielskiego, podarł i wyrzucił napisane przez niego listy,które ona cały czas trzymała w szafce, i popełnił samobójstwo skacząc przez okno. Inna teoria mówi o tym, że złodziej to były uczeń chcący zabić jednego z nauczycieli, który był w komisji do egzaminu KL-8. Nie chciał go przepuścić, więc ten zemszcząc się, założył w pokoju nauczycielskim zaklęcie-pułapkę. Niestety zapomniał o niej, i ją uruchomił.</text:p>
      <text:p text:style-name="P3">Podczas lekcji do sali lekcyjnej Ronalda wszedł nauczyciel, i ogłosił:</text:p>
      <text:p text:style-name="P3">- Jak zapewnie większość z was wie, wczoraj miała miejsce nieprzyjemna sytuacja związana z koncertem. Okazało się, że osoba która wypadła z okna pokoju nauczycielskiego nie była naszym uczniem, ani byłym nauczycielem. Można dalej prowadzić lekcje, do widzenia.</text:p>
      <text:p text:style-name="P3">I w tym właśnie momencie wszyscy zdziwili się raz jeszcze - wszystkie teorie trzeba było przepisać na nowo, szukać innych faktów, tropów. Plotki roznosiły się jeszcze szybciej niż podczas afery, kiedy to okazało się że kucharki kradły warzywa z kuchni. Przez kolejny tydzień cała szkoła była jak tykająca bomba, która niedługo wybuchnie tysiącami nowych teorii. Przy wrotach do piwnicy stało teraz więcej nauczycieli niż zwykle, jakby obawiali się że ktoś będzie tam chciał wejść. Zauważyli już pewnie brak kluczy, i w pokoju i u złodzieja. Od tego momentu Ronald nie mógł w szafkach zostawiać nic podejrzanego, nauczyciele przeszukiwali je na okrągło. Pewnie szukając kompromitujących ich listów, które i tak drukowano już w gazetkach szkolnych.  Adepci na zmianę mówili tylko o romansach <text:soft-page-break/>nauczycieli i piwnicy, chociaż o tym pierwszym częściej. Dobrze, w końcu odsuwa to ich uwagę od akcji, która miała niedługo się zdarzyć.</text:p>
      <text:p text:style-name="P3">McDonald po 2 tygodniach wrócił do sklepikarza, z tysiącami nowych wieści. Sklepikarz usłyszawszy je, mocno się zdziwił</text:p>
      <text:p text:style-name="P3">- Od kiedy adepci bardziej interesują się romansami niż tajemnicami?! Co za dziwne czasy... nieważne. Wszystko mam już przygotowane, dopięte na ostatni guzik. Moglibyśmy zacząć już dzisiaj.</text:p>
      <text:p text:style-name="P3">- Dzisiaj? Może być...</text:p>
      <text:p text:style-name="P3">- Dobrze. Więc tak: ty wchodzisz po cichu do Uniwersytetu i sprawdzasz czy nikogo nie ma. Dajesz mi znak, wtedy ja ze wszystkimi rzeczami idę do składzika. Jeszcze raz sprawdzasz czy nikogo nie ma, i otwierasz wrota. Szybko biegniesz do piwnicy, a ja już przygotowany za tobą.</text:p>
      <text:p text:style-name="P3">- Skąd będziesz wiedział kiedy otworzę wrota, jak będziesz w składziku?</text:p>
      <text:p text:style-name="P3">- I tu najważniejszy punkt. One są zamknięte na 4 kłódki. Po otworzeniu ostatniej, uaktywnia się alarm, cholernie głośny. Dlatego ostatnią kłódkę zostawiasz, póki ja nie przyjdę przygotowany.</text:p>
      <text:p text:style-name="P3">- W jakim sensie przygotowany?</text:p>
      <text:p text:style-name="P3">- Założenie zbroi nie jest takie szybkie.</text:p>
      <text:p text:style-name="P3">- Zbroi?!</text:p>
      <text:p text:style-name="P3">- W środku może być wszystko, trzeba być przygotowany. A, właśnie. Trzymaj, to jest już twoje - dał mu stalowy miecz - drugiej tarczy niestety nie mam.</text:p>
      <text:p text:style-name="P3">- Nie wiem czy to dobry pomysł...</text:p>
      <text:p text:style-name="P3">- 2 tygodnie szykowałem to wszystko, nie wycofasz się teraz. Wracaj do domu, odpocznij, porób coś. Czekam przed uniwersytetem o północ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8:43:12.279000000</meta:creation-date>
    <dc:date>2017-06-27T18:44:42.259000000</dc:date>
    <meta:editing-duration>PT1M30S</meta:editing-duration>
    <meta:editing-cycles>1</meta:editing-cycles>
    <meta:document-statistic meta:table-count="0" meta:image-count="0" meta:object-count="0" meta:page-count="3" meta:paragraph-count="32" meta:word-count="942" meta:character-count="5962" meta:non-whitespace-character-count="5049"/>
    <meta:generator>LibreOffice/5.3.3.2$Windows_X86_64 LibreOffice_project/3d9a8b4b4e538a85e0782bd6c2d430bafe583448</meta:generator>
  </office:meta>
</office:document-meta>
</file>